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Encabezado">
      <style:paragraph-properties>
        <style:tab-stops>
          <style:tab-stop style:position="15.589cm" style:type="right"/>
        </style:tab-stops>
      </style:paragraph-properties>
    </style:style>
    <style:style style:name="P2" style:family="paragraph" style:parent-style-name="Párrafo_20_de_20_lista">
      <style:paragraph-properties fo:margin-left="1.349cm" fo:margin-right="0cm" fo:text-indent="0cm" style:auto-text-indent="false">
        <style:tab-stops/>
      </style:paragraph-properties>
    </style:style>
    <style:style style:name="P3" style:family="paragraph" style:parent-style-name="Párrafo_20_de_20_lista">
      <style:text-properties fo:font-weight="bold" style:font-weight-asian="bold"/>
    </style:style>
    <style:style style:name="P4" style:family="paragraph" style:parent-style-name="Párrafo_20_de_20_lista">
      <style:paragraph-properties fo:line-height="100%"/>
    </style:style>
    <style:style style:name="P5" style:family="paragraph" style:parent-style-name="Normal">
      <style:paragraph-properties fo:margin-left="1.251cm" fo:margin-right="0cm" fo:line-height="100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1.249cm" fo:margin-right="0cm" fo:line-height="100%" fo:text-indent="0cm" style:auto-text-indent="false">
        <style:tab-stops/>
      </style:paragraph-properties>
    </style:style>
    <style:style style:name="P7" style:family="paragraph" style:parent-style-name="Normal">
      <style:paragraph-properties>
        <style:tab-stops>
          <style:tab-stop style:position="7.795cm" style:type="center"/>
        </style:tab-stops>
      </style:paragraph-properties>
    </style:style>
    <style:style style:name="P8" style:family="paragraph" style:parent-style-name="Párrafo_20_de_20_lista" style:list-style-name="L2"/>
    <style:style style:name="P9" style:family="paragraph" style:parent-style-name="Párrafo_20_de_20_lista" style:list-style-name="L4"/>
    <style:style style:name="P10" style:family="paragraph" style:parent-style-name="Párrafo_20_de_20_lista" style:list-style-name="L5"/>
    <style:style style:name="P11" style:family="paragraph" style:parent-style-name="Párrafo_20_de_20_lista" style:list-style-name="L5">
      <style:paragraph-properties fo:line-height="100%"/>
    </style:style>
    <style:style style:name="P12" style:family="paragraph" style:parent-style-name="Párrafo_20_de_20_lista" style:list-style-name="L6"/>
    <style:style style:name="P13" style:family="paragraph" style:parent-style-name="Párrafo_20_de_20_lista" style:list-style-name="L7"/>
    <style:style style:name="P14" style:family="paragraph" style:parent-style-name="Párrafo_20_de_20_lista" style:list-style-name="L8"/>
    <style:style style:name="P15" style:family="paragraph" style:parent-style-name="Párrafo_20_de_20_lista" style:list-style-name="L1">
      <style:paragraph-properties fo:break-before="page"/>
    </style:style>
    <style:style style:name="P16" style:family="paragraph" style:parent-style-name="Párrafo_20_de_20_lista" style:list-style-name="L1" style:master-page-name="MP0">
      <style:paragraph-properties style:page-number="auto" fo:break-before="page"/>
      <style:text-properties fo:font-weight="bold" style:font-weight-asian="bold"/>
    </style:style>
    <style:style style:name="P17" style:family="paragraph" style:parent-style-name="Heading">
      <style:paragraph-properties>
        <style:tab-stops>
          <style:tab-stop style:position="15.589cm" style:type="right"/>
        </style:tab-stops>
      </style:paragraph-properties>
    </style:style>
    <style:style style:name="P18" style:family="paragraph" style:parent-style-name="Footer">
      <style:paragraph-properties fo:text-align="start" style:justify-single-word="false"/>
    </style:style>
    <style:style style:name="T1" style:family="text">
      <style:text-properties fo:color="#4f81bd" style:font-name="Cambria" fo:font-size="12pt" style:font-name-asian="Times New Roman" style:font-size-asian="12pt" style:language-asian="es" style:country-asian="AR" style:font-name-complex="Times New Roman"/>
    </style:style>
    <style:style style:name="T2" style:family="text">
      <style:text-properties fo:color="#4f81bd" style:font-name="Cambria" fo:font-size="12pt" style:font-name-asian="Times New Roman" style:font-size-asian="12pt" style:font-name-complex="Times New Roman"/>
    </style:style>
    <style:style style:name="T3" style:family="text">
      <style:text-properties fo:color="#4f81bd" style:font-name="Cambria" fo:font-size="12pt" fo:language="es" fo:country="ES" style:font-name-asian="Times New Roman" style:font-size-asian="12pt" style:font-name-complex="Times New Roman"/>
    </style:style>
    <style:style style:name="T4" style:family="text">
      <style:text-properties style:language-asian="es" style:country-asian="AR"/>
    </style:style>
    <style:style style:name="T5" style:family="text">
      <style:text-properties fo:language="es" fo:country="ES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font-weight-asian="bold"/>
    </style:style>
    <text:list-style style:name="L1">
      <text:list-level-style-bullet text:level="1" text:style-name="WW_5f_CharLFO2LVL1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space-before="0.714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84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254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524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94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064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334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604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87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9LVL1" text:bullet-char="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9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9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9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9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9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9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9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9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_5f_CharLFO10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0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0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0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0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0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0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0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4a7ebb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4a7ebb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1586960" text:style-name="L1">
        <text:list-item>
          <text:p text:style-name="P16">CONSIDERACIONES GENERALES</text:p>
        </text:list-item>
      </text:list>
      <text:p text:style-name="Normal">El aplicativo permitirá:</text:p>
      <text:list xml:id="list381179573" text:style-name="L2">
        <text:list-item>
          <text:p text:style-name="P8">Registrar los expedientes correspondientes al Programa Buenas Prácticas.</text:p>
        </text:list-item>
        <text:list-item>
          <text:p text:style-name="P8">Realizar búsquedas por distintos parámetros (nro de expediente, fechas, institución, etc)</text:p>
        </text:list-item>
        <text:list-item>
          <text:p text:style-name="P8">Tener un seguimiento de la situación del expediente, indicando los estados del mismo.</text:p>
        </text:list-item>
        <text:list-item>
          <text:p text:style-name="P8">Conocer si la institución recibió algún pago asociado a este Programa</text:p>
          <text:list>
            <text:list-item>
              <text:list>
                <text:list-item>
                  <text:p text:style-name="P8">En una primera etapa, este dato deberá ingresarlo el usuario</text:p>
                </text:list-item>
                <text:list-item>
                  <text:p text:style-name="P8">En una segunda etapa, el aplicativo mostrara la información de manera automática. <text:span text:style-name="Fuente_20_de_20_párrafo_20_predeter."><text:span text:style-name="T7">(histórico)</text:span></text:span></text:p>
                </text:list-item>
              </text:list>
            </text:list-item>
          </text:list>
        </text:list-item>
      </text:list>
      <text:list xml:id="list668737493" text:style-name="L8">
        <text:list-item>
          <text:p text:style-name="P14">Conocer imputación (este dato deberá ser cargado por el usuario, modificando el estado del expediente)</text:p>
        </text:list-item>
      </text:list>
      <text:p text:style-name="P2"/>
      <text:list xml:id="list2054251810" text:style-name="L2">
        <text:list-item>
          <text:p text:style-name="P8">Visualizar e imprimir distintos informes.</text:p>
          <text:list>
            <text:list-item>
              <text:list>
                <text:list-item>
                  <text:p text:style-name="P8"><text:s/>En una primera etapa se armarán informes básicos, para luego ir incorporando los que se soliciten.</text:p>
                </text:list-item>
              </text:list>
            </text:list-item>
          </text:list>
        </text:list-item>
      </text:list>
      <text:p text:style-name="P7"/>
      <text:list xml:id="list1858408659" text:style-name="L1">
        <text:list-item>
          <text:p text:style-name="P15"><text:span text:style-name="T7">PROCEDIMIENTO PROPUESTO</text:span></text:p>
        </text:list-item>
      </text:list>
      <text:p text:style-name="P3"/>
      <text:list xml:id="list152156382" text:style-name="L4">
        <text:list-item>
          <text:p text:style-name="P9">RECEPCION DE EXPEDIENTE </text:p>
        </text:list-item>
      </text:list>
      <text:list xml:id="list2047006661" text:style-name="L5">
        <text:list-item>
          <text:p text:style-name="P10">Ingresar número de expediente: <text:s/>aquí se mostrara en pantalla información del iniciador, fecha de inicio, último pase, etc (datos propios del SIE).</text:p>
        </text:list-item>
      </text:list>
      <text:p text:style-name="Párrafo_20_de_20_lista"/>
      <text:list xml:id="list1882183150" text:continue-numbering="true" text:style-name="L5">
        <text:list-item>
          <text:p text:style-name="P10">Seleccionar la Institución: aquí se visualizarán en pantalla los siguientes datos:</text:p>
          <text:list>
            <text:list-item>
              <text:list>
                <text:list-item>
                  <text:list>
                    <text:list-item>
                      <text:p text:style-name="P10">Region (Nodo)</text:p>
                    </text:list-item>
                    <text:list-item>
                      <text:p text:style-name="P10">Departamento</text:p>
                    </text:list-item>
                    <text:list-item>
                      <text:p text:style-name="P10">Localidad</text:p>
                    </text:list-item>
                    <text:list-item>
                      <text:p text:style-name="P10">Domicilio</text:p>
                    </text:list-item>
                    <text:list-item>
                      <text:p text:style-name="P10">Nro de RONG (si es ONG y está registrada)</text:p>
                    </text:list-item>
                    <text:list-item>
                      <text:p text:style-name="P10">Tipo de organización y tipo de actividad que realiza (si es ONG y está registrada)</text:p>
                    </text:list-item>
                    <text:list-item>
                      <text:p text:style-name="P10">Autoridades 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Fuente_20_de_20_párrafo_20_predeter."><text:span text:style-name="T8">Aclaració</text:span></text:span><text:span text:style-name="Fuente_20_de_20_párrafo_20_predeter."><text:span text:style-name="T8">n</text:span></text:span>: </text:p>
      <text:p text:style-name="P6">-Si la institución no es ONG (Comuna /Municipio), podrán editarse los datos (autoridades, domicilio, etc.)</text:p>
      <text:p text:style-name="P6">-En caso de que sea una ONG y <text:s/>esté registrada, las modificaciones las realizará la oficina correspondiente.</text:p>
      <text:p text:style-name="P6">- En caso de que sea una ONG aún no registrada, podrá darse un alta provisoria. De esta manera la institución quedará sin número de RONG.</text:p>
      <text:list xml:id="list2139604885" text:continue-numbering="true" text:style-name="L5">
        <text:list-item>
          <text:p text:style-name="P11">Ingresar monto </text:p>
        </text:list-item>
        <text:list-item>
          <text:p text:style-name="P11">Ingresar descripción del Proyecto</text:p>
        </text:list-item>
        <text:list-item>
          <text:p text:style-name="P11">Observaciones</text:p>
        </text:list-item>
        <text:list-item>
          <text:p text:style-name="P11">Confirmar el alta</text:p>
        </text:list-item>
      </text:list>
      <text:p text:style-name="P4"/>
      <text:p text:style-name="Normal">Al momento del registro, el expediente quedará con estado PENDIENTE (ingresado pero sin ningún tipo de vista).</text:p>
      <text:p text:style-name="Normal"><text:soft-page-break/>Posteriormente, el usuario podrá ir actualizando el estado, según corresponda.</text:p>
      <text:p text:style-name="Normal"/>
      <text:list xml:id="list1709834162" text:style-name="L4">
        <text:list-item>
          <text:p text:style-name="P9">BUSQUEDAS</text:p>
        </text:list-item>
      </text:list>
      <text:p text:style-name="Normal">Se podrán realizar búsquedas aplicando los siguientes filtros (algunos o todos):</text:p>
      <text:list xml:id="list1030338243" text:style-name="L6">
        <text:list-item>
          <text:p text:style-name="P12">Region</text:p>
        </text:list-item>
        <text:list-item>
          <text:p text:style-name="P12">Departamento</text:p>
        </text:list-item>
        <text:list-item>
          <text:p text:style-name="P12">Localidad</text:p>
        </text:list-item>
        <text:list-item>
          <text:p text:style-name="P12">Institución</text:p>
        </text:list-item>
        <text:list-item>
          <text:p text:style-name="P12">Nro de Expediente</text:p>
        </text:list-item>
        <text:list-item>
          <text:p text:style-name="P12">Fecha de carga (desde - hasta)</text:p>
        </text:list-item>
      </text:list>
      <text:p text:style-name="Normal">Se visualizará en pantalla la información encontrada, permitiendo modificar los datos de monto y descripción del Proyecto.</text:p>
      <text:p text:style-name="Normal">Aquí mismo se podrá actualizar el estado del expediente.</text:p>
      <text:p text:style-name="Normal">Los Estados propuestos son:</text:p>
      <text:list xml:id="list1756592092" text:style-name="L7">
        <text:list-item>
          <text:p text:style-name="P13">PENDIENTE (ingresado pero sin ningún tipo de vista)</text:p>
        </text:list-item>
        <text:list-item>
          <text:p text:style-name="P13">A DEFINIR <text:s/>(ingresado y ya visto)</text:p>
        </text:list-item>
        <text:list-item>
          <text:p text:style-name="P13">ACEPTADO – En Espera (visto, pero por algún motivo )</text:p>
        </text:list-item>
        <text:list-item>
          <text:p text:style-name="P13">ACEPTADO – En Circuito</text:p>
        </text:list-item>
        <text:list-item>
          <text:p text:style-name="P13">ACEPTADO – Imputado</text:p>
        </text:list-item>
        <text:list-item>
          <text:p text:style-name="P13">ACEPTADO – Con Resolución</text:p>
        </text:list-item>
        <text:list-item>
          <text:p text:style-name="P13">ACEPTADO – Pagado</text:p>
        </text:list-item>
        <text:list-item>
          <text:p text:style-name="P13">RECHAZADO</text:p>
        </text:list-item>
      </text:list>
      <text:p text:style-name="Párrafo_20_de_20_lista"/>
      <text:p text:style-name="Normal"><text:span text:style-name="Fuente_20_de_20_párrafo_20_predeter."><text:span text:style-name="T8">Nota</text:span></text:span>: al momento de actualizar el estado, podrá agregarse una observación aclaratoria.</text:p>
      <text:p text:style-name="Párrafo_20_de_20_lista"/>
      <text:list xml:id="list2031074907" text:style-name="L4">
        <text:list-item>
          <text:p text:style-name="P9">INFORMES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A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use-window-font-color="true"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9LVL1" style:display-name="WW_CharLFO9LVL1" style:family="text">
      <style:text-properties style:font-name="Wingdings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Courier New" style:font-name-complex="Courier New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>
        <style:tab-stops>
          <style:tab-stop style:position="15.5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color="#4f81bd" style:font-name="Cambria" fo:font-size="12pt" style:font-name-asian="Times New Roman" style:font-size-asian="12pt" style:font-name-complex="Times New Roman"/>
    </style:style>
    <style:style style:name="MT2" style:family="text">
      <style:text-properties fo:color="#4f81bd" style:font-name="Cambria" fo:font-size="12pt" fo:language="es" fo:country="ES" style:font-name-asian="Times New Roman" style:font-size-asian="12pt" style:font-name-complex="Times New Roman"/>
    </style:style>
    <style:style style:name="Mgr1" style:family="graphic">
      <style:graphic-properties draw:stroke="solid" svg:stroke-width="0.026cm" svg:stroke-color="#4a7ebb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4a7ebb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05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onnector text:anchor-type="paragraph" draw:z-index="2" draw:name="1 Conector recto" draw:style-name="Mgr1" draw:type="line" svg:x1="-0.022cm" svg:y1="0.494cm" svg:x2="15.012cm" svg:y2="0.473cm" svg:d="m-13 280 8524-12"><text:p/></draw:connector><text:span text:style-name="Fuente_20_de_20_párrafo_20_predeter."><text:span text:style-name="MT1">PROGRAMA BUENAS PRACTICAS</text:span></text:span><text:span text:style-name="Fuente_20_de_20_párrafo_20_predeter."><text:span text:style-name="MT1"><text:tab/></text:span></text:span><text:span text:style-name="Fuente_20_de_20_párrafo_20_predeter."><text:span text:style-name="MT2">7 de noviembre de 2013</text:span></text:span></text:p>
        <text:p text:style-name="MP1"><draw:connector text:anchor-type="char" draw:z-index="5" draw:name="1 Conector recto" draw:style-name="Mgr2" draw:type="line" svg:x1="-0.022cm" svg:y1="25.557cm" svg:x2="15.012cm" svg:y2="25.536cm" svg:d="m-13 14489 8524-12"><text:p/></draw:connector><text:span text:style-name="Fuente_20_de_20_párrafo_20_predeter."><text:span text:style-name="MT2"/></text:span></text:p>
      </style:header>
      <style:footer>
        <text:p text:style-name="MP2">Sectorial de Informática – Ministerio de Desarrollo Social <text:s text:c="29"/><text:page-number text:select-page="current">2</text:page-number> <text:s text:c="57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OGRAMA BUENAS PRACTICAS</dc:title>
    <meta:initial-creator>r</meta:initial-creator>
    <dc:creator>Veronica Vazquez</dc:creator>
    <meta:creation-date>2013-11-07T03:55:00Z</meta:creation-date>
    <dc:date>2013-11-07T09:37:36</dc:date>
    <meta:editing-cycles>12</meta:editing-cycles>
    <meta:editing-duration>PT00H38M34S</meta:editing-duration>
    <meta:printed-by>Veronica Vazquez</meta:printed-by>
    <meta:print-date>2013-11-07T09:18:26</meta:print-date>
    <meta:document-statistic meta:table-count="0" meta:image-count="0" meta:object-count="0" meta:page-count="3" meta:paragraph-count="55" meta:word-count="436" meta:character-count="2792"/>
    <meta:template xlink:type="simple" xlink:actuate="onRequest" xlink:title="" xlink:href="Normal"/>
  </office:meta>
</office:document-meta>
</file>